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Paragraphedeliste" style:list-style-name="LFO3" style:family="paragraph"/>
    <style:style style:name="P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Fiche métier</text:p>
      <text:list text:style-name="LFO3" text:continue-numbering="true">
        <text:list-item>
          <text:p text:style-name="P2">Je choisis un métier correspondant au métier visé ou à un métier qui vous intéresse.</text:p>
        </text:list-item>
      </text:list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1pt" style:font-size-asian="11pt"/>
    </style:style>
    <style:style style:name="WW_CharLFO3LVL1" style:family="text">
      <style:text-properties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3-15T10:57:00Z</meta:creation-date>
    <dc:date>2023-03-15T11:24:00Z</dc:date>
    <meta:template xlink:href="Normal.dotm" xlink:type="simple"/>
    <meta:editing-cycles>3</meta:editing-cycles>
    <meta:editing-duration>PT60S</meta:editing-duration>
    <meta:document-statistic meta:page-count="1" meta:paragraph-count="1" meta:word-count="15" meta:character-count="98" meta:row-count="1" meta:non-whitespace-character-count="84"/>
  </office:meta>
</office:document-meta>
</file>